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Mangal" svg:font-family="Mangal" style:font-family-generic="roman" style:font-pitch="variable" svg:panose-1="0 0 4 0 0 0 0 0 0 0"/>
    <style:font-face style:name="sans-serif" svg:font-family="sans-serif" style:font-family-generic="system"/>
    <style:font-face style:name="Consolas" svg:font-family="Consolas" style:font-family-generic="modern" style:font-pitch="fixed" svg:panose-1="2 11 6 9 2 2 4 3 2 4"/>
    <style:font-face style:name="Sanskrit Text" svg:font-family="Sanskrit Tex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Sansinterligne" style:master-page-name="MP0" style:family="paragraph">
      <style:paragraph-properties fo:break-before="page"/>
    </style:style>
    <style:style style:name="P2" style:parent-style-name="PreformattedText" style:family="paragraph">
      <style:text-properties style:font-name="sans-serif"/>
    </style:style>
    <style:style style:name="P3" style:parent-style-name="PreformattedText" style:family="paragraph">
      <style:text-properties style:font-name="sans-serif"/>
    </style:style>
    <style:style style:name="P4" style:parent-style-name="PreformattedText" style:family="paragraph">
      <style:text-properties style:font-name="sans-serif"/>
    </style:style>
    <style:style style:name="P5" style:parent-style-name="PreformattedText" style:family="paragraph">
      <style:text-properties style:font-name="sans-serif"/>
    </style:style>
    <style:style style:name="P6" style:parent-style-name="PreformattedText" style:family="paragraph">
      <style:text-properties style:font-name="sans-serif"/>
    </style:style>
    <style:style style:name="P7" style:parent-style-name="PreformattedText" style:family="paragraph">
      <style:text-properties style:font-name="sans-serif"/>
    </style:style>
    <style:style style:name="P8" style:parent-style-name="PreformattedText" style:family="paragraph">
      <style:text-properties style:font-name="sans-serif"/>
    </style:style>
    <style:style style:name="P9" style:parent-style-name="PreformattedText" style:family="paragraph">
      <style:text-properties style:font-name="sans-serif"/>
    </style:style>
    <style:style style:name="P10" style:parent-style-name="PreformattedText" style:family="paragraph">
      <style:text-properties style:font-name="sans-serif"/>
    </style:style>
    <style:style style:name="P11" style:parent-style-name="PreformattedText" style:family="paragraph">
      <style:text-properties style:font-name="sans-serif"/>
    </style:style>
    <style:style style:name="P12" style:parent-style-name="PreformattedText" style:family="paragraph">
      <style:text-properties style:font-name="sans-serif"/>
    </style:style>
    <style:style style:name="P13" style:parent-style-name="PreformattedText" style:family="paragraph">
      <style:text-properties style:font-name="sans-serif" fo:font-size="17pt" style:font-size-asian="17pt"/>
    </style:style>
    <style:style style:name="P14" style:parent-style-name="PreformattedText" style:family="paragraph">
      <style:paragraph-properties fo:text-align="center"/>
    </style:style>
    <style:style style:name="T15" style:parent-style-name="Policepardéfaut" style:family="text">
      <style:text-properties style:font-name="sans-serif" fo:font-size="17pt" style:font-size-asian="17pt"/>
    </style:style>
    <style:style style:name="T16" style:parent-style-name="Policepardéfaut" style:family="text">
      <style:text-properties style:font-name="sans-serif" fo:font-size="9.5pt" style:font-size-asian="9.5pt"/>
    </style:style>
    <style:style style:name="T17" style:parent-style-name="Policepardéfaut" style:family="text">
      <style:text-properties style:font-name="sans-serif" fo:font-size="17pt" style:font-size-asian="17pt"/>
    </style:style>
    <style:style style:name="T18" style:parent-style-name="Policepardéfaut" style:family="text">
      <style:text-properties style:font-name="sans-serif" fo:font-size="17pt" style:font-size-asian="17pt"/>
    </style:style>
    <style:style style:name="P19" style:parent-style-name="PreformattedText" style:family="paragraph">
      <style:paragraph-properties fo:text-align="center"/>
      <style:text-properties style:font-name="sans-serif" fo:font-size="16pt" style:font-size-asian="16pt" style:font-size-complex="16pt"/>
    </style:style>
    <style:style style:name="P20" style:parent-style-name="PreformattedText" style:family="paragraph">
      <style:paragraph-properties fo:text-align="center"/>
      <style:text-properties style:font-name="sans-serif" fo:font-size="16pt" style:font-size-asian="16pt" style:font-size-complex="16pt"/>
    </style:style>
    <style:style style:name="P21" style:parent-style-name="PreformattedText" style:family="paragraph">
      <style:paragraph-properties fo:text-align="center"/>
      <style:text-properties style:font-name="sans-serif" fo:font-size="16pt" style:font-size-asian="16pt" style:font-size-complex="16pt"/>
    </style:style>
    <style:style style:name="P22" style:parent-style-name="PreformattedText" style:family="paragraph">
      <style:paragraph-properties fo:text-align="center"/>
      <style:text-properties style:font-name="sans-serif" fo:font-size="16pt" style:font-size-asian="16pt" style:font-size-complex="16pt"/>
    </style:style>
    <style:style style:name="P23" style:parent-style-name="PreformattedText" style:family="paragraph">
      <style:paragraph-properties fo:text-align="center"/>
      <style:text-properties style:font-name="sans-serif" fo:font-size="16pt" style:font-size-asian="16pt" style:font-size-complex="16pt"/>
    </style:style>
    <style:style style:name="P24" style:parent-style-name="PreformattedText" style:family="paragraph">
      <style:paragraph-properties fo:text-align="center"/>
      <style:text-properties style:font-name="sans-serif" fo:font-size="16pt" style:font-size-asian="16pt" style:font-size-complex="16pt"/>
    </style:style>
    <style:style style:name="P25" style:parent-style-name="PreformattedText" style:family="paragraph">
      <style:paragraph-properties fo:text-align="center"/>
      <style:text-properties style:font-name="sans-serif" fo:font-size="16pt" style:font-size-asian="16pt" style:font-size-complex="16pt"/>
    </style:style>
    <style:style style:name="P26" style:parent-style-name="PreformattedText" style:family="paragraph">
      <style:paragraph-properties fo:text-align="center"/>
      <style:text-properties style:font-name="sans-serif" fo:font-size="16pt" style:font-size-asian="16pt" style:font-size-complex="16pt"/>
    </style:style>
    <style:style style:name="P27" style:parent-style-name="PreformattedText" style:family="paragraph">
      <style:paragraph-properties fo:text-align="center"/>
      <style:text-properties style:font-name="sans-serif" fo:font-size="16pt" style:font-size-asian="16pt" style:font-size-complex="16pt"/>
    </style:style>
    <style:style style:name="P28" style:parent-style-name="PreformattedText" style:family="paragraph">
      <style:paragraph-properties fo:text-align="center"/>
      <style:text-properties style:font-name="sans-serif" fo:font-size="16pt" style:font-size-asian="16pt" style:font-size-complex="16pt"/>
    </style:style>
    <style:style style:name="P29" style:parent-style-name="PreformattedText" style:family="paragraph">
      <style:paragraph-properties fo:text-align="center"/>
      <style:text-properties style:font-name="sans-serif" fo:font-size="16pt" style:font-size-asian="16pt" style:font-size-complex="16pt"/>
    </style:style>
    <style:style style:name="P30" style:parent-style-name="PreformattedText" style:family="paragraph">
      <style:paragraph-properties fo:text-align="center"/>
      <style:text-properties style:font-name="sans-serif" fo:font-size="16pt" style:font-size-asian="16pt" style:font-size-complex="16pt"/>
    </style:style>
    <style:style style:name="P31" style:parent-style-name="PreformattedText" style:family="paragraph">
      <style:paragraph-properties fo:text-align="center"/>
      <style:text-properties style:font-name="sans-serif" fo:font-size="16pt" style:font-size-asian="16pt" style:font-size-complex="16pt"/>
    </style:style>
    <style:style style:name="P32" style:parent-style-name="PreformattedText" style:family="paragraph">
      <style:paragraph-properties fo:text-align="center"/>
      <style:text-properties style:font-name="sans-serif" fo:font-size="16pt" style:font-size-asian="16pt" style:font-size-complex="16pt"/>
    </style:style>
    <style:style style:name="P33" style:parent-style-name="PreformattedText" style:family="paragraph">
      <style:paragraph-properties fo:text-align="center"/>
      <style:text-properties style:font-name="sans-serif" fo:font-size="16pt" style:font-size-asian="16pt" style:font-size-complex="16pt"/>
    </style:style>
    <style:style style:name="P34" style:parent-style-name="PreformattedText" style:family="paragraph">
      <style:paragraph-properties fo:text-align="center"/>
      <style:text-properties style:font-name="sans-serif" fo:font-size="16pt" style:font-size-asian="16pt" style:font-size-complex="16pt"/>
    </style:style>
    <style:style style:name="P35" style:parent-style-name="PreformattedText" style:family="paragraph">
      <style:paragraph-properties fo:text-align="center"/>
      <style:text-properties style:font-name="sans-serif" fo:font-size="16pt" style:font-size-asian="16pt" style:font-size-complex="16pt"/>
    </style:style>
    <style:style style:name="P36" style:parent-style-name="PreformattedText" style:family="paragraph">
      <style:paragraph-properties fo:text-align="center"/>
      <style:text-properties style:font-name="sans-serif" fo:font-size="16pt" style:font-size-asian="16pt" style:font-size-complex="16pt"/>
    </style:style>
    <style:style style:name="P37" style:parent-style-name="PreformattedText" style:family="paragraph">
      <style:paragraph-properties fo:text-align="center"/>
      <style:text-properties style:font-name="sans-serif" fo:font-size="16pt" style:font-size-asian="16pt" style:font-size-complex="16pt"/>
    </style:style>
    <style:style style:name="P38" style:parent-style-name="PreformattedText" style:family="paragraph">
      <style:paragraph-properties fo:text-align="center"/>
      <style:text-properties style:font-name="sans-serif" fo:font-size="16pt" style:font-size-asian="16pt" style:font-size-complex="16pt"/>
    </style:style>
    <style:style style:name="P39" style:parent-style-name="PreformattedText" style:family="paragraph">
      <style:paragraph-properties fo:text-align="center"/>
      <style:text-properties style:font-name="sans-serif" fo:font-size="16pt" style:font-size-asian="16pt" style:font-size-complex="16pt"/>
    </style:style>
    <style:style style:name="P40" style:parent-style-name="PreformattedText" style:family="paragraph">
      <style:paragraph-properties fo:text-align="center"/>
      <style:text-properties style:font-name="sans-serif" fo:font-size="16pt" style:font-size-asian="16pt" style:font-size-complex="16pt"/>
    </style:style>
    <style:style style:name="P41" style:parent-style-name="PreformattedText" style:family="paragraph">
      <style:paragraph-properties fo:text-align="center"/>
      <style:text-properties style:font-name="sans-serif" fo:font-size="16pt" style:font-size-asian="16pt" style:font-size-complex="16pt"/>
    </style:style>
    <style:style style:name="P42" style:parent-style-name="PreformattedText" style:family="paragraph">
      <style:paragraph-properties fo:text-align="center"/>
      <style:text-properties style:font-name="sans-serif" fo:font-size="16pt" style:font-size-asian="16pt" style:font-size-complex="16pt"/>
    </style:style>
    <style:style style:name="P43" style:parent-style-name="PreformattedText" style:family="paragraph">
      <style:paragraph-properties fo:text-align="center"/>
      <style:text-properties style:font-name="sans-serif" fo:font-size="16pt" style:font-size-asian="16pt" style:font-size-complex="16pt"/>
    </style:style>
    <style:style style:name="P44" style:parent-style-name="PreformattedText" style:family="paragraph">
      <style:paragraph-properties fo:text-align="center"/>
      <style:text-properties fo:font-size="16pt" style:font-size-asian="16pt" style:font-size-complex="16pt"/>
    </style:style>
    <style:style style:name="P45" style:parent-style-name="PreformattedText" style:family="paragraph">
      <style:text-properties style:font-name="sans-serif" fo:font-size="13pt" style:font-size-asian="13pt" style:font-size-complex="13pt" style:text-underline-type="single" style:text-underline-style="solid" style:text-underline-width="auto" style:text-underline-mode="continuous"/>
    </style:style>
    <style:style style:name="P46" style:parent-style-name="PreformattedText" style:family="paragraph">
      <style:text-properties style:font-name="sans-serif" fo:font-size="13pt" style:font-size-asian="13pt" style:font-size-complex="13pt" style:text-underline-type="single" style:text-underline-style="solid" style:text-underline-width="auto" style:text-underline-mode="continuous"/>
    </style:style>
    <style:style style:name="P47" style:parent-style-name="PreformattedText" style:family="paragraph">
      <style:text-properties style:font-name="sans-serif" fo:font-size="13pt" style:font-size-asian="13pt" style:font-size-complex="13pt"/>
    </style:style>
    <style:style style:name="P48" style:parent-style-name="PreformattedText" style:family="paragraph">
      <style:text-properties style:font-name="sans-serif" fo:font-size="13pt" style:font-size-asian="13pt" style:font-size-complex="13pt"/>
    </style:style>
    <style:style style:name="P49" style:parent-style-name="PreformattedText" style:family="paragraph">
      <style:text-properties style:font-name="sans-serif" fo:font-size="13pt" style:font-size-asian="13pt" style:font-size-complex="13pt"/>
    </style:style>
    <style:style style:name="P50" style:parent-style-name="PreformattedText" style:family="paragraph">
      <style:text-properties style:font-name="sans-serif" fo:font-size="13pt" style:font-size-asian="13pt" style:font-size-complex="13pt"/>
    </style:style>
    <style:style style:name="P51" style:parent-style-name="PreformattedText" style:family="paragraph">
      <style:text-properties style:font-name="sans-serif" fo:font-size="13pt" style:font-size-asian="13pt" style:font-size-complex="13pt"/>
    </style:style>
    <style:style style:name="P52" style:parent-style-name="PreformattedText" style:family="paragraph">
      <style:text-properties style:font-name="sans-serif" fo:font-size="13pt" style:font-size-asian="13pt" style:font-size-complex="13pt"/>
    </style:style>
    <style:style style:name="P53" style:parent-style-name="PreformattedText" style:family="paragraph">
      <style:text-properties style:font-name="sans-serif" fo:font-size="13pt" style:font-size-asian="13pt" style:font-size-complex="13pt"/>
    </style:style>
    <style:style style:name="P54" style:parent-style-name="PreformattedText" style:family="paragraph">
      <style:text-properties style:font-name="sans-serif" fo:font-size="13pt" style:font-size-asian="13pt" style:font-size-complex="13pt"/>
    </style:style>
    <style:style style:name="P55" style:parent-style-name="PreformattedText" style:family="paragraph">
      <style:text-properties style:font-name="sans-serif" fo:font-size="13pt" style:font-size-asian="13pt" style:font-size-complex="13pt"/>
    </style:style>
    <style:style style:name="P56" style:parent-style-name="PreformattedText" style:family="paragraph">
      <style:text-properties style:font-name="sans-serif" fo:font-size="13pt" style:font-size-asian="13pt" style:font-size-complex="13pt"/>
    </style:style>
    <style:style style:name="P57" style:parent-style-name="PreformattedText" style:family="paragraph">
      <style:text-properties style:font-name="sans-serif" fo:font-size="13pt" style:font-size-asian="13pt" style:font-size-complex="13pt"/>
    </style:style>
    <style:style style:name="P58" style:parent-style-name="PreformattedText" style:family="paragraph">
      <style:text-properties style:font-name="sans-serif" fo:font-size="13pt" style:font-size-asian="13pt" style:font-size-complex="13pt"/>
    </style:style>
    <style:style style:name="P59" style:parent-style-name="PreformattedText" style:family="paragraph">
      <style:text-properties style:font-name="sans-serif" fo:font-size="13pt" style:font-size-asian="13pt" style:font-size-complex="13pt"/>
    </style:style>
    <style:style style:name="P60" style:parent-style-name="PreformattedText" style:family="paragraph">
      <style:text-properties style:font-name="sans-serif" fo:font-size="13pt" style:font-size-asian="13pt" style:font-size-complex="13pt"/>
    </style:style>
    <style:style style:name="P61" style:parent-style-name="PreformattedText" style:family="paragraph">
      <style:text-properties style:font-name="sans-serif" fo:font-size="13pt" style:font-size-asian="13pt" style:font-size-complex="13pt"/>
    </style:style>
    <style:style style:name="P62" style:parent-style-name="PreformattedText" style:family="paragraph">
      <style:text-properties style:font-name="sans-serif" fo:font-size="13pt" style:font-size-asian="13pt" style:font-size-complex="13pt"/>
    </style:style>
    <style:style style:name="P63" style:parent-style-name="PreformattedText" style:family="paragraph">
      <style:text-properties style:font-name="sans-serif" fo:font-size="13pt" style:font-size-asian="13pt" style:font-size-complex="13pt"/>
    </style:style>
    <style:style style:name="P64" style:parent-style-name="PreformattedText" style:family="paragraph">
      <style:text-properties style:font-name="sans-serif" fo:font-size="13pt" style:font-size-asian="13pt" style:font-size-complex="13pt"/>
    </style:style>
    <style:style style:name="P65" style:parent-style-name="PreformattedText" style:family="paragraph">
      <style:text-properties style:font-name="sans-serif" fo:font-size="13pt" style:font-size-asian="13pt" style:font-size-complex="13pt"/>
    </style:style>
    <style:style style:name="P66" style:parent-style-name="PreformattedText" style:family="paragraph">
      <style:text-properties style:font-name="sans-serif" fo:font-size="13pt" style:font-size-asian="13pt" style:font-size-complex="13pt"/>
    </style:style>
    <style:style style:name="P67" style:parent-style-name="PreformattedText" style:family="paragraph">
      <style:text-properties style:font-name="sans-serif" fo:font-size="13pt" style:font-size-asian="13pt" style:font-size-complex="13pt"/>
    </style:style>
    <style:style style:name="P68" style:parent-style-name="PreformattedText" style:family="paragraph">
      <style:text-properties style:font-name="sans-serif" fo:font-size="13pt" style:font-size-asian="13pt" style:font-size-complex="13pt"/>
    </style:style>
    <style:style style:name="P69" style:parent-style-name="PreformattedText" style:family="paragraph">
      <style:text-properties style:font-name="sans-serif" fo:font-size="13pt" style:font-size-asian="13pt" style:font-size-complex="13pt"/>
    </style:style>
    <style:style style:name="P70" style:parent-style-name="PreformattedText" style:family="paragraph">
      <style:text-properties style:font-name="sans-serif" fo:font-size="13pt" style:font-size-asian="13pt" style:font-size-complex="13pt"/>
    </style:style>
    <style:style style:name="P71" style:parent-style-name="PreformattedText" style:family="paragraph">
      <style:text-properties style:font-name="sans-serif" fo:font-size="13pt" style:font-size-asian="13pt" style:font-size-complex="13pt"/>
    </style:style>
    <style:style style:name="P72" style:parent-style-name="PreformattedText" style:family="paragraph">
      <style:text-properties style:font-name="sans-serif" fo:font-size="13pt" style:font-size-asian="13pt" style:font-size-complex="13pt"/>
    </style:style>
    <style:style style:name="P73" style:parent-style-name="PreformattedText" style:family="paragraph">
      <style:text-properties style:font-name="sans-serif" fo:font-size="13pt" style:font-size-asian="13pt" style:font-size-complex="13pt"/>
    </style:style>
    <style:style style:name="P74" style:parent-style-name="PreformattedText" style:family="paragraph">
      <style:text-properties style:font-name="sans-serif" fo:font-size="13pt" style:font-size-asian="13pt" style:font-size-complex="13pt"/>
    </style:style>
    <style:style style:name="P75" style:parent-style-name="PreformattedText" style:family="paragraph">
      <style:text-properties style:font-name="sans-serif" fo:font-size="13pt" style:font-size-asian="13pt" style:font-size-complex="13pt"/>
    </style:style>
    <style:style style:name="P76" style:parent-style-name="PreformattedText" style:family="paragraph">
      <style:text-properties style:font-name="sans-serif" fo:font-size="13pt" style:font-size-asian="13pt" style:font-size-complex="13pt"/>
    </style:style>
    <style:style style:name="P77" style:parent-style-name="PreformattedText" style:family="paragraph">
      <style:text-properties style:font-name="sans-serif" fo:font-size="13pt" style:font-size-asian="13pt" style:font-size-complex="13pt"/>
    </style:style>
    <style:style style:name="P78" style:parent-style-name="PreformattedText" style:family="paragraph">
      <style:text-properties style:font-name="sans-serif" fo:font-size="13pt" style:font-size-asian="13pt" style:font-size-complex="13pt"/>
    </style:style>
    <style:style style:name="P79" style:parent-style-name="PreformattedText" style:family="paragraph">
      <style:text-properties style:font-name="sans-serif" fo:font-size="13pt" style:font-size-asian="13pt" style:font-size-complex="13pt"/>
    </style:style>
    <style:style style:name="P80" style:parent-style-name="PreformattedText" style:family="paragraph">
      <style:text-properties style:font-name="sans-serif" fo:font-size="13pt" style:font-size-asian="13pt" style:font-size-complex="13pt"/>
    </style:style>
    <style:style style:name="P81" style:parent-style-name="PreformattedText" style:family="paragraph">
      <style:text-properties style:font-name="sans-serif" fo:font-size="13pt" style:font-size-asian="13pt" style:font-size-complex="13pt"/>
    </style:style>
    <style:style style:name="P82" style:parent-style-name="PreformattedText" style:family="paragraph">
      <style:text-properties style:font-name="sans-serif" fo:font-size="13pt" style:font-size-asian="13pt" style:font-size-complex="13pt"/>
    </style:style>
    <style:style style:name="P83" style:parent-style-name="PreformattedText" style:family="paragraph">
      <style:text-properties style:font-name="sans-serif" fo:font-size="13pt" style:font-size-asian="13pt" style:font-size-complex="13pt"/>
    </style:style>
    <style:style style:name="P84" style:parent-style-name="PreformattedText" style:family="paragraph">
      <style:text-properties style:font-name="sans-serif" fo:font-size="13pt" style:font-size-asian="13pt" style:font-size-complex="13pt"/>
    </style:style>
    <style:style style:name="P85" style:parent-style-name="PreformattedText" style:family="paragraph">
      <style:text-properties style:font-name="sans-serif" fo:font-size="13pt" style:font-size-asian="13pt" style:font-size-complex="13pt"/>
    </style:style>
    <style:style style:name="P86" style:parent-style-name="PreformattedText" style:family="paragraph">
      <style:text-properties style:font-name="sans-serif" fo:font-size="13pt" style:font-size-asian="13pt" style:font-size-complex="13pt"/>
    </style:style>
    <style:style style:name="P87" style:parent-style-name="PreformattedText" style:list-style-name="LFO1" style:family="paragraph">
      <style:text-properties style:font-name="sans-serif" fo:font-size="13pt" style:font-size-asian="13pt" style:font-size-complex="13pt" style:text-underline-type="single" style:text-underline-style="solid" style:text-underline-width="auto" style:text-underline-mode="continuous"/>
    </style:style>
    <style:style style:name="P88" style:parent-style-name="PreformattedText" style:family="paragraph">
      <style:paragraph-properties fo:margin-left="0.7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89" style:parent-style-name="PreformattedText" style:family="paragraph">
      <style:paragraph-properties fo:margin-left="0.75in">
        <style:tab-stops/>
      </style:paragraph-properties>
      <style:text-properties style:font-name="sans-serif" fo:font-size="13pt" style:font-size-asian="13pt" style:font-size-complex="13pt"/>
    </style:style>
    <style:style style:name="P90" style:parent-style-name="PreformattedText" style:list-style-name="LFO2" style:family="paragraph">
      <style:text-properties style:font-name="sans-serif" fo:font-size="13pt" style:font-size-asian="13pt" style:font-size-complex="13pt" style:text-underline-type="single" style:text-underline-style="solid" style:text-underline-width="auto" style:text-underline-mode="continuous"/>
    </style:style>
    <style:style style:name="P91" style:parent-style-name="PreformattedText" style:family="paragraph">
      <style:paragraph-properties fo:margin-left="1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92" style:parent-style-name="PreformattedText" style:family="paragraph">
      <style:paragraph-properties fo:margin-left="1in">
        <style:tab-stops/>
      </style:paragraph-properties>
    </style:style>
    <style:style style:name="T93" style:parent-style-name="Policepardéfaut" style:family="text">
      <style:text-properties style:font-name="sans-serif" fo:font-size="11pt" style:font-size-asian="11pt" style:font-size-complex="11pt"/>
    </style:style>
    <style:style style:name="T94" style:parent-style-name="Policepardéfaut" style:family="text">
      <style:text-properties style:font-name="sans-serif" fo:font-size="11pt" style:font-size-asian="11pt" style:font-size-complex="11pt"/>
    </style:style>
    <style:style style:name="T95" style:parent-style-name="pl-pds" style:family="text">
      <style:text-properties style:font-name="Consolas" fo:color="#032F62" fo:font-size="9pt" style:font-size-asian="9pt" style:font-size-complex="9pt" fo:background-color="#FFFFFF"/>
    </style:style>
    <style:style style:name="T96" style:parent-style-name="pl-s" style:family="text">
      <style:text-properties style:font-name="Consolas" fo:color="#032F62" fo:font-size="9pt" style:font-size-asian="9pt" style:font-size-complex="9pt" fo:background-color="#FFFFFF"/>
    </style:style>
    <style:style style:name="T97" style:parent-style-name="pl-pds" style:family="text">
      <style:text-properties style:font-name="Consolas" fo:color="#032F62" fo:font-size="9pt" style:font-size-asian="9pt" style:font-size-complex="9pt" fo:background-color="#FFFFFF"/>
    </style:style>
    <style:style style:name="T98" style:parent-style-name="Policepardéfaut" style:family="text">
      <style:text-properties style:font-name="Consolas" fo:color="#24292E" fo:font-size="9pt" style:font-size-asian="9pt" style:font-size-complex="9pt" fo:background-color="#FFFFFF"/>
    </style:style>
    <style:style style:name="T99" style:parent-style-name="pl-k" style:family="text">
      <style:text-properties style:font-name="Consolas" fo:color="#D73A49" fo:font-size="9pt" style:font-size-asian="9pt" style:font-size-complex="9pt" fo:background-color="#FFFFFF"/>
    </style:style>
    <style:style style:name="T100" style:parent-style-name="Policepardéfaut" style:family="text">
      <style:text-properties style:font-name="Consolas" fo:color="#24292E" fo:font-size="9pt" style:font-size-asian="9pt" style:font-size-complex="9pt" fo:background-color="#FFFFFF"/>
    </style:style>
    <style:style style:name="T101" style:parent-style-name="Policepardéfaut" style:family="text">
      <style:text-properties style:font-name="sans-serif" fo:font-size="11pt" style:font-size-asian="11pt" style:font-size-complex="11pt"/>
    </style:style>
    <style:style style:name="T102" style:parent-style-name="Policepardéfaut" style:family="text">
      <style:text-properties fo:font-size="11pt" style:font-size-asian="11pt" style:font-size-complex="11pt"/>
    </style:style>
    <style:style style:name="T103" style:parent-style-name="Policepardéfaut" style:family="text">
      <style:text-properties fo:font-size="11pt" style:font-size-asian="11pt" style:font-size-complex="11pt"/>
    </style:style>
    <style:style style:name="T104" style:parent-style-name="Policepardéfaut" style:family="text">
      <style:text-properties style:font-name="Consolas" fo:color="#24292E" fo:font-size="9pt" style:font-size-asian="9pt" style:font-size-complex="9pt" fo:background-color="#FFFFFF"/>
    </style:style>
    <style:style style:name="T105" style:parent-style-name="pl-c1" style:family="text">
      <style:text-properties style:font-name="Consolas" fo:color="#005CC5" fo:font-size="9pt" style:font-size-asian="9pt" style:font-size-complex="9pt" fo:background-color="#FFFFFF"/>
    </style:style>
    <style:style style:name="T106" style:parent-style-name="Policepardéfaut" style:family="text">
      <style:text-properties style:font-name="Consolas" fo:color="#24292E" fo:font-size="9pt" style:font-size-asian="9pt" style:font-size-complex="9pt" fo:background-color="#FFFFFF"/>
    </style:style>
    <style:style style:name="T107" style:parent-style-name="pl-c1" style:family="text">
      <style:text-properties style:font-name="Consolas" fo:color="#005CC5" fo:font-size="9pt" style:font-size-asian="9pt" style:font-size-complex="9pt" fo:background-color="#FFFFFF"/>
    </style:style>
    <style:style style:name="T108" style:parent-style-name="Policepardéfaut" style:family="text">
      <style:text-properties style:font-name="Consolas" fo:color="#24292E" fo:font-size="9pt" style:font-size-asian="9pt" style:font-size-complex="9pt" fo:background-color="#FFFFFF"/>
    </style:style>
    <style:style style:name="T109" style:parent-style-name="pl-k" style:family="text">
      <style:text-properties style:font-name="Consolas" fo:color="#D73A49" fo:font-size="9pt" style:font-size-asian="9pt" style:font-size-complex="9pt" fo:background-color="#FFFFFF"/>
    </style:style>
    <style:style style:name="T110" style:parent-style-name="Policepardéfaut" style:family="text">
      <style:text-properties style:font-name="Consolas" fo:color="#24292E" fo:font-size="9pt" style:font-size-asian="9pt" style:font-size-complex="9pt" fo:background-color="#FFFFFF"/>
    </style:style>
    <style:style style:name="T111" style:parent-style-name="pl-smi" style:family="text">
      <style:text-properties style:font-name="Consolas" fo:color="#24292E" fo:font-size="9pt" style:font-size-asian="9pt" style:font-size-complex="9pt" fo:background-color="#FFFFFF"/>
    </style:style>
    <style:style style:name="T112" style:parent-style-name="Policepardéfaut" style:family="text">
      <style:text-properties style:font-name="Consolas" fo:color="#24292E" fo:font-size="9pt" style:font-size-asian="9pt" style:font-size-complex="9pt" fo:background-color="#FFFFFF"/>
    </style:style>
    <style:style style:name="T113" style:parent-style-name="pl-c1" style:family="text">
      <style:text-properties style:font-name="Consolas" fo:color="#005CC5" fo:font-size="9pt" style:font-size-asian="9pt" style:font-size-complex="9pt" fo:background-color="#FFFFFF"/>
    </style:style>
    <style:style style:name="T114" style:parent-style-name="Policepardéfaut" style:family="text">
      <style:text-properties style:font-name="Consolas" fo:color="#24292E" fo:font-size="9pt" style:font-size-asian="9pt" style:font-size-complex="9pt" fo:background-color="#FFFFFF"/>
    </style:style>
    <style:style style:name="T115" style:parent-style-name="pl-k" style:family="text">
      <style:text-properties style:font-name="Consolas" fo:color="#D73A49" fo:font-size="9pt" style:font-size-asian="9pt" style:font-size-complex="9pt" fo:background-color="#FFFFFF"/>
    </style:style>
    <style:style style:name="T116" style:parent-style-name="Policepardéfaut" style:family="text">
      <style:text-properties style:font-name="Consolas" fo:color="#24292E" fo:font-size="9pt" style:font-size-asian="9pt" style:font-size-complex="9pt" fo:background-color="#FFFFFF"/>
    </style:style>
    <style:style style:name="T117" style:parent-style-name="Policepardéfaut" style:family="text">
      <style:text-properties fo:font-size="11pt" style:font-size-asian="11pt" style:font-size-complex="11pt"/>
    </style:style>
    <style:style style:name="P118" style:parent-style-name="PreformattedText" style:family="paragraph">
      <style:paragraph-properties fo:margin-left="1in">
        <style:tab-stops/>
      </style:paragraph-properties>
      <style:text-properties fo:font-size="11pt" style:font-size-asian="11pt" style:font-size-complex="11pt"/>
    </style:style>
    <style:style style:name="P119" style:parent-style-name="PreformattedText" style:family="paragraph">
      <style:paragraph-properties fo:margin-left="1in">
        <style:tab-stops/>
      </style:paragraph-properties>
      <style:text-properties fo:font-size="11pt" style:font-size-asian="11pt" style:font-size-complex="11pt"/>
    </style:style>
    <style:style style:name="P120" style:parent-style-name="PreformattedText" style:family="paragraph">
      <style:paragraph-properties fo:margin-left="1in">
        <style:tab-stops/>
      </style:paragraph-properties>
    </style:style>
    <style:style style:name="P121" style:parent-style-name="PreformattedText" style:family="paragraph">
      <style:paragraph-properties fo:margin-left="1in">
        <style:tab-stops/>
      </style:paragraph-properties>
      <style:text-properties style:font-name="sans-serif" fo:font-size="12pt" style:font-size-asian="12pt" style:font-size-complex="12pt"/>
    </style:style>
    <style:style style:name="P122" style:parent-style-name="PreformattedText" style:family="paragraph">
      <style:paragraph-properties fo:margin-left="1in">
        <style:tab-stops/>
      </style:paragraph-properties>
      <style:text-properties style:font-name="sans-serif" fo:font-size="13pt" style:font-size-asian="13pt" style:font-size-complex="13pt"/>
    </style:style>
    <style:style style:name="P123" style:parent-style-name="PreformattedText" style:list-style-name="LFO2" style:family="paragraph">
      <style:text-properties style:font-name="sans-serif" fo:font-size="13pt" style:font-size-asian="13pt" style:font-size-complex="13pt" style:text-underline-type="single" style:text-underline-style="solid" style:text-underline-width="auto" style:text-underline-mode="continuous"/>
    </style:style>
    <style:style style:name="P124"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125"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12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2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28"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2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3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3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32"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3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34" style:parent-style-name="PreformattedText" style:family="paragraph">
      <style:paragraph-properties fo:margin-left="0.9395in">
        <style:tab-stops/>
      </style:paragraph-properties>
    </style:style>
    <style:style style:name="T135" style:parent-style-name="Policepardéfaut" style:family="text">
      <style:text-properties style:font-name="sans-serif" fo:font-size="11pt" style:font-size-asian="11pt" style:font-size-complex="11pt"/>
    </style:style>
    <style:style style:name="T136" style:parent-style-name="Policepardéfaut" style:family="text">
      <style:text-properties style:font-name="sans-serif" fo:font-size="11pt" style:font-size-asian="11pt" style:font-size-complex="11pt"/>
    </style:style>
    <style:style style:name="T137" style:parent-style-name="Policepardéfaut" style:family="text">
      <style:text-properties style:font-name="Consolas" fo:color="#7030A0" fo:font-size="9pt" style:font-size-asian="9pt" style:font-size-complex="9pt"/>
    </style:style>
    <style:style style:name="T138" style:parent-style-name="pl-en" style:family="text">
      <style:text-properties style:font-name="Consolas" fo:color="#7030A0" fo:font-size="9pt" style:font-size-asian="9pt" style:font-size-complex="9pt" fo:background-color="#FFFFFF"/>
    </style:style>
    <style:style style:name="T139" style:parent-style-name="Policepardéfaut" style:family="text">
      <style:text-properties style:font-name="Consolas" fo:color="#7030A0" fo:font-size="9pt" style:font-size-asian="9pt" style:font-size-complex="9pt" fo:background-color="#FFFFFF"/>
    </style:style>
    <style:style style:name="T140" style:parent-style-name="pl-en" style:family="text">
      <style:text-properties style:font-name="Consolas" fo:color="#7030A0" fo:font-size="9pt" style:font-size-asian="9pt" style:font-size-complex="9pt" fo:background-color="#FFFFFF"/>
    </style:style>
    <style:style style:name="T141" style:parent-style-name="Policepardéfaut" style:family="text">
      <style:text-properties style:font-name="Consolas" fo:color="#7030A0" fo:font-size="9pt" style:font-size-asian="9pt" style:font-size-complex="9pt" fo:background-color="#FFFFFF"/>
    </style:style>
    <style:style style:name="T142" style:parent-style-name="pl-en" style:family="text">
      <style:text-properties style:font-name="Consolas" fo:color="#7030A0" fo:font-size="9pt" style:font-size-asian="9pt" style:font-size-complex="9pt" fo:background-color="#FFFFFF"/>
    </style:style>
    <style:style style:name="T143" style:parent-style-name="Policepardéfaut" style:family="text">
      <style:text-properties style:font-name="Consolas" fo:color="#7030A0" fo:font-size="9pt" style:font-size-asian="9pt" style:font-size-complex="9pt" fo:background-color="#FFFFFF"/>
    </style:style>
    <style:style style:name="T144" style:parent-style-name="pl-en" style:family="text">
      <style:text-properties style:font-name="Consolas" fo:color="#7030A0" fo:font-size="9pt" style:font-size-asian="9pt" style:font-size-complex="9pt" fo:background-color="#FFFFFF"/>
    </style:style>
    <style:style style:name="T145" style:parent-style-name="Policepardéfaut" style:family="text">
      <style:text-properties style:font-name="Consolas" fo:color="#7030A0" fo:font-size="9pt" style:font-size-asian="9pt" style:font-size-complex="9pt" fo:background-color="#FFFFFF"/>
    </style:style>
    <style:style style:name="T146" style:parent-style-name="pl-en" style:family="text">
      <style:text-properties style:font-name="Consolas" fo:color="#7030A0" fo:font-size="9pt" style:font-size-asian="9pt" style:font-size-complex="9pt" fo:background-color="#FFFFFF"/>
    </style:style>
    <style:style style:name="T147" style:parent-style-name="Policepardéfaut" style:family="text">
      <style:text-properties style:font-name="Consolas" fo:color="#7030A0" fo:font-size="9pt" style:font-size-asian="9pt" style:font-size-complex="9pt" fo:background-color="#FFFFFF"/>
    </style:style>
    <style:style style:name="T148" style:parent-style-name="pl-en" style:family="text">
      <style:text-properties style:font-name="Consolas" fo:color="#7030A0" fo:font-size="9pt" style:font-size-asian="9pt" style:font-size-complex="9pt" fo:background-color="#FFFFFF"/>
    </style:style>
    <style:style style:name="P149" style:parent-style-name="PreformattedText" style:family="paragraph">
      <style:paragraph-properties fo:margin-left="0.9395in">
        <style:tab-stops/>
      </style:paragraph-properties>
    </style:style>
    <style:style style:name="T150" style:parent-style-name="Policepardéfaut" style:family="text">
      <style:text-properties style:font-name="sans-serif" fo:font-size="11pt" style:font-size-asian="11pt" style:font-size-complex="11pt"/>
    </style:style>
    <style:style style:name="T151" style:parent-style-name="Policepardéfaut" style:family="text">
      <style:text-properties style:font-name="Consolas" fo:color="#7030A0" fo:font-size="9pt" style:font-size-asian="9pt" style:font-size-complex="9pt"/>
    </style:style>
    <style:style style:name="T152" style:parent-style-name="Policepardéfaut" style:family="text">
      <style:text-properties style:font-name="sans-serif" fo:color="#7030A0" fo:font-size="11pt" style:font-size-asian="11pt" style:font-size-complex="11pt"/>
    </style:style>
    <style:style style:name="P15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5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55"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56" style:parent-style-name="PreformattedText" style:family="paragraph">
      <style:paragraph-properties fo:margin-left="0.9395in">
        <style:tab-stops/>
      </style:paragraph-properties>
    </style:style>
    <style:style style:name="T157" style:parent-style-name="Policepardéfaut" style:family="text">
      <style:text-properties style:font-name="sans-serif" fo:font-size="11pt" style:font-size-asian="11pt" style:font-size-complex="11pt"/>
    </style:style>
    <style:style style:name="T158" style:parent-style-name="Policepardéfaut" style:family="text">
      <style:text-properties style:font-name="sans-serif" fo:font-size="11pt" style:font-size-asian="11pt" style:font-size-complex="11pt"/>
    </style:style>
    <style:style style:name="P159" style:parent-style-name="PreformattedText" style:family="paragraph">
      <style:paragraph-properties fo:margin-left="0.9395in">
        <style:tab-stops/>
      </style:paragraph-properties>
    </style:style>
    <style:style style:name="P160" style:parent-style-name="PreformattedText" style:family="paragraph">
      <style:paragraph-properties fo:margin-left="0.9395in">
        <style:tab-stops/>
      </style:paragraph-properties>
    </style:style>
    <style:style style:name="P161" style:parent-style-name="PreformattedText" style:family="paragraph">
      <style:paragraph-properties fo:margin-left="0.9395in">
        <style:tab-stops/>
      </style:paragraph-properties>
    </style:style>
    <style:style style:name="P162" style:parent-style-name="PreformattedText" style:family="paragraph">
      <style:paragraph-properties fo:margin-left="0.9395in">
        <style:tab-stops/>
      </style:paragraph-properties>
    </style:style>
    <style:style style:name="P16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5"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6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8"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0"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71" style:parent-style-name="PreformattedText" style:family="paragraph">
      <style:paragraph-properties fo:margin-left="0.9395in">
        <style:tab-stops/>
      </style:paragraph-properties>
    </style:style>
    <style:style style:name="P172"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3"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7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5"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8"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2"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5"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8"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1" style:parent-style-name="PreformattedText" style:family="paragraph">
      <style:text-properties style:font-name="sans-serif" fo:font-size="13pt" style:font-size-asian="13pt" style:font-size-complex="13pt" style:text-underline-type="single" style:text-underline-style="solid" style:text-underline-width="auto" style:text-underline-mode="continuous"/>
    </style:style>
    <style:style style:name="P192" style:parent-style-name="PreformattedText" style:list-style-name="LFO2" style:family="paragraph">
      <style:text-properties style:font-name="sans-serif" fo:font-size="13pt" style:font-size-asian="13pt" style:font-size-complex="13pt" style:text-underline-type="single" style:text-underline-style="solid" style:text-underline-width="auto" style:text-underline-mode="continuous"/>
    </style:style>
    <style:style style:name="P19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5"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8"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199" style:parent-style-name="PreformattedText" style:list-style-name="LFO2" style:family="paragraph">
      <style:text-properties style:font-name="sans-serif" fo:font-size="13pt" style:font-size-asian="13pt" style:font-size-complex="13pt" style:text-underline-type="single" style:text-underline-style="solid" style:text-underline-width="auto" style:text-underline-mode="continuous"/>
    </style:style>
    <style:style style:name="P20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0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02"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0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0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05"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06" style:parent-style-name="PreformattedText" style:list-style-name="LFO1" style:family="paragraph">
      <style:text-properties style:font-name="sans-serif" fo:font-size="13pt" style:font-size-asian="13pt" style:font-size-complex="13pt" style:text-underline-type="single" style:text-underline-style="solid" style:text-underline-width="auto" style:text-underline-mode="continuous"/>
    </style:style>
    <style:style style:name="P207" style:parent-style-name="PreformattedText" style:family="paragraph">
      <style:paragraph-properties fo:margin-left="0.7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208" style:parent-style-name="PreformattedText" style:family="paragraph">
      <style:paragraph-properties fo:margin-left="0.75in">
        <style:tab-stops/>
      </style:paragraph-properties>
      <style:text-properties style:font-name="sans-serif" style:font-name-complex="Sanskrit Text" fo:font-size="11pt" style:font-size-asian="11pt" style:font-size-complex="11pt"/>
    </style:style>
    <style:style style:name="P209" style:parent-style-name="PreformattedText" style:family="paragraph">
      <style:paragraph-properties fo:margin-left="0.75in">
        <style:tab-stops/>
      </style:paragraph-properties>
      <style:text-properties style:font-name="sans-serif" style:font-name-complex="Sanskrit Text" fo:font-size="11pt" style:font-size-asian="11pt" style:font-size-complex="11pt"/>
    </style:style>
    <style:style style:name="P210" style:parent-style-name="PreformattedText" style:list-style-name="LFO3" style:family="paragraph">
      <style:text-properties style:font-name="sans-serif" style:font-name-complex="Sanskrit Text" fo:font-size="11pt" style:font-size-asian="11pt" style:font-size-complex="11pt"/>
    </style:style>
    <style:style style:name="P211" style:parent-style-name="PreformattedText" style:family="paragraph">
      <style:paragraph-properties fo:margin-left="0.9847in">
        <style:tab-stops/>
      </style:paragraph-properties>
      <style:text-properties style:font-name="sans-serif" style:font-name-complex="Sanskrit Text" fo:font-size="11pt" style:font-size-asian="11pt" style:font-size-complex="11pt"/>
    </style:style>
    <style:style style:name="P212" style:parent-style-name="PreformattedText" style:family="paragraph">
      <style:paragraph-properties fo:margin-left="0.9847in">
        <style:tab-stops/>
      </style:paragraph-properties>
      <style:text-properties style:font-name="sans-serif" style:font-name-complex="Sanskrit Text" fo:font-size="11pt" style:font-size-asian="11pt" style:font-size-complex="11pt"/>
    </style:style>
    <style:style style:name="P213" style:parent-style-name="PreformattedText" style:family="paragraph">
      <style:paragraph-properties fo:margin-left="0.75in">
        <style:tab-stops/>
      </style:paragraph-properties>
      <style:text-properties style:font-name="sans-serif" style:font-name-complex="Sanskrit Text" fo:font-size="11pt" style:font-size-asian="11pt" style:font-size-complex="11pt"/>
    </style:style>
    <style:style style:name="P214" style:parent-style-name="PreformattedText" style:list-style-name="LFO3" style:family="paragraph">
      <style:text-properties style:font-name="sans-serif" style:font-name-complex="Sanskrit Text" fo:font-size="11pt" style:font-size-asian="11pt" style:font-size-complex="11pt"/>
    </style:style>
    <style:style style:name="P215"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16"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17" style:parent-style-name="PreformattedText" style:list-style-name="LFO3" style:family="paragraph">
      <style:text-properties style:font-name="sans-serif" style:font-name-complex="Sanskrit Text" fo:font-size="11pt" style:font-size-asian="11pt" style:font-size-complex="11pt"/>
    </style:style>
    <style:style style:name="P218"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19"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20" style:parent-style-name="PreformattedText" style:list-style-name="LFO3" style:family="paragraph">
      <style:text-properties style:font-name="sans-serif" style:font-name-complex="Sanskrit Text" fo:font-size="11pt" style:font-size-asian="11pt" style:font-size-complex="11pt"/>
    </style:style>
    <style:style style:name="P221"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22"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23" style:parent-style-name="PreformattedText" style:list-style-name="LFO3" style:family="paragraph">
      <style:text-properties style:font-name="sans-serif" style:font-name-complex="Sanskrit Text" fo:font-size="11pt" style:font-size-asian="11pt" style:font-size-complex="11pt"/>
    </style:style>
    <style:style style:name="P224" style:parent-style-name="PreformattedText" style:family="paragraph">
      <style:paragraph-properties fo:margin-left="1in">
        <style:tab-stops/>
      </style:paragraph-properties>
    </style:style>
    <style:style style:name="P225" style:parent-style-name="PreformattedText" style:family="paragraph">
      <style:paragraph-properties fo:margin-left="1in">
        <style:tab-stops/>
      </style:paragraph-properties>
    </style:style>
    <style:style style:name="P226" style:parent-style-name="PreformattedText" style:family="paragraph">
      <style:paragraph-properties fo:margin-left="1in">
        <style:tab-stops/>
      </style:paragraph-properties>
    </style:style>
    <style:style style:name="P227"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28"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29" style:parent-style-name="PreformattedText" style:list-style-name="LFO3" style:family="paragraph">
      <style:text-properties style:font-name="sans-serif" style:font-name-complex="Sanskrit Text" fo:font-size="11pt" style:font-size-asian="11pt" style:font-size-complex="11pt"/>
    </style:style>
    <style:style style:name="P230" style:parent-style-name="PreformattedText" style:family="paragraph">
      <style:paragraph-properties fo:margin-left="0.9847in">
        <style:tab-stops/>
      </style:paragraph-properties>
      <style:text-properties style:font-name="sans-serif" style:font-name-complex="Sanskrit Text" fo:font-size="11pt" style:font-size-asian="11pt" style:font-size-complex="11pt"/>
    </style:style>
    <style:style style:name="P231" style:parent-style-name="PreformattedText" style:list-style-name="LFO3" style:family="paragraph">
      <style:text-properties style:font-name="sans-serif" style:font-name-complex="Sanskrit Text" fo:font-size="11pt" style:font-size-asian="11pt" style:font-size-complex="11pt"/>
    </style:style>
    <style:style style:name="P232"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3"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4"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5"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6"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7" style:parent-style-name="PreformattedText" style:family="paragraph">
      <style:text-properties style:font-name="sans-serif" style:font-name-complex="Sanskrit Text" fo:font-size="11pt" style:font-size-asian="11pt" style:font-size-complex="11pt"/>
    </style:style>
    <style:style style:name="P238" style:parent-style-name="PreformattedText" style:list-style-name="LFO3" style:family="paragraph">
      <style:text-properties style:font-name="sans-serif" style:font-name-complex="Sanskrit Text" fo:font-size="11pt" style:font-size-asian="11pt" style:font-size-complex="11pt"/>
    </style:style>
    <style:style style:name="P239"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0"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1"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2"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3"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4"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5"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6" style:parent-style-name="PreformattedText" style:family="paragraph">
      <style:text-properties style:font-name="sans-serif" fo:font-size="13pt" style:font-size-asian="13pt" style:font-size-complex="13pt"/>
    </style:style>
    <style:style style:name="P247" style:parent-style-name="PreformattedText" style:family="paragraph">
      <style:paragraph-properties fo:margin-left="0.7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48" style:parent-style-name="PreformattedText" style:list-style-name="LFO1" style:family="paragraph">
      <style:text-properties style:font-name="sans-serif" fo:font-size="13pt" style:font-size-asian="13pt" style:font-size-complex="13pt" style:text-underline-type="single" style:text-underline-style="solid" style:text-underline-width="auto" style:text-underline-mode="continuous"/>
    </style:style>
    <style:style style:name="P249" style:parent-style-name="PreformattedText" style:family="paragraph">
      <style:paragraph-properties fo:margin-left="0.75in">
        <style:tab-stops/>
      </style:paragraph-properties>
      <style:text-properties style:font-name="sans-serif" fo:font-size="11pt" style:font-size-asian="11pt" style:font-size-complex="11pt"/>
    </style:style>
    <style:style style:name="P250" style:parent-style-name="PreformattedText" style:family="paragraph">
      <style:paragraph-properties fo:margin-left="0.75in">
        <style:tab-stops/>
      </style:paragraph-properties>
      <style:text-properties style:font-name="sans-serif" fo:font-size="11pt" style:font-size-asian="11pt" style:font-size-complex="11pt"/>
    </style:style>
    <style:style style:name="P251" style:parent-style-name="PreformattedText" style:family="paragraph">
      <style:paragraph-properties fo:margin-left="0.7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52" style:parent-style-name="PreformattedText" style:family="paragraph">
      <style:paragraph-properties fo:margin-left="0.7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5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54" style:parent-style-name="PreformattedText" style:family="paragraph">
      <style:text-properties style:font-name="sans-serif" fo:font-size="11pt" style:font-size-asian="11pt" style:font-size-complex="11pt"/>
    </style:style>
    <style:style style:name="P255"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56"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57" style:parent-style-name="PreformattedText" style:family="paragraph">
      <style:text-properties style:font-name="sans-serif" fo:font-size="11pt" style:font-size-asian="11pt" style:font-size-complex="11pt"/>
    </style:style>
    <style:style style:name="P258" style:parent-style-name="PreformattedText" style:family="paragraph">
      <style:paragraph-properties fo:margin-left="0.9395in">
        <style:tab-stops/>
      </style:paragraph-properties>
      <style:text-properties style:font-name="sans-serif" fo:font-size="13pt" style:font-size-asian="13pt" style:font-size-complex="13pt"/>
    </style:style>
    <style:style style:name="P259" style:parent-style-name="PreformattedText" style:family="paragraph">
      <style:text-properties style:font-name="sans-serif" fo:font-size="13pt" style:font-size-asian="13pt" style:font-size-complex="13pt"/>
    </style:style>
  </office:automatic-styles>
  <office:body>
    <office:text text:use-soft-page-breaks="true">
      <text:p text:style-name="P1">Poulin Lancelot, Aldebert Lucie<text:s/></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text:span text:style-name="T15">4</text:span><text:span text:style-name="T16">ème</text:span><text:s/><text:span text:style-name="T17">année Informatique</text:span><text:s/><text:span text:style-name="T18">Année 2019 – 2020</text:span></text:p>
      <text:p text:style-name="P19">Projet Systèmes Informatiques : Du compilateur vers le microprocesseur</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reformattedText"/>
      <text:p text:style-name="P45"/>
      <text:soft-page-break/>
      <text:p text:style-name="P46">Introduction<text:s/></text:p>
      <text:p text:style-name="P47"/>
      <text:p text:style-name="P48">Ce projet s’articule autour de deux<text:s/>parties. Dans un premier temps le développement d’un compilateur avec LEX et YACC permettant de compiler du code en C et dans un second temps la conception d’un microprocesseur de type RISC avec pipeline pour l’exécuter.<text:s/></text:p>
      <text:p text:style-name="P49">Dans ce rapport se trouve notre démarche de conception ainsi que nos choix d’implémentation. On fera également un point sur nos résultats et les instructions assembleur utilisé.</text:p>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soft-page-break/>
      <text:list text:style-name="LFO1" text:continue-numbering="true">
        <text:list-item>
          <text:p text:style-name="P87">Le compilateur<text:s/></text:p>
        </text:list-item>
      </text:list>
      <text:p text:style-name="P88"/>
      <text:p text:style-name="P89"/>
      <text:list text:style-name="LFO2" text:continue-numbering="true">
        <text:list-item>
          <text:p text:style-name="P90">LEX<text:s/></text:p>
        </text:list-item>
      </text:list>
      <text:p text:style-name="P91">Le parseur lexical</text:p>
      <text:p text:style-name="P92"><text:span text:style-name="T93">La première étape de<text:s/></text:span><text:span text:style-name="T94">conception consiste en la réalisation d’un parseur lexical du langage C. <text:s/>Les mots reconnus du langage C sont retournés sous la forme de token, par exemple :<text:s/></text:span><text:span text:style-name="T95">"</text:span><text:span text:style-name="T96">main</text:span><text:span text:style-name="T97">"</text:span><text:span text:style-name="T98"><text:s/></text:span><text:span text:style-name="T99">return</text:span><text:span text:style-name="T100">(tMAIN), quand le mot main est reconnue le token tMAIN est retourné;</text:span><text:span text:style-name="T101">.<text:s/></text:span><text:span text:style-name="T102">Il<text:s/></text:span><text:span text:style-name="T103">faut également retourner les valeurs: voici un exemple quand un nombre est reconnue :<text:s/></text:span><text:span text:style-name="T104">[</text:span><text:span text:style-name="T105">0</text:span><text:span text:style-name="T106">-</text:span><text:span text:style-name="T107">9</text:span><text:span text:style-name="T108">]</text:span><text:span text:style-name="T109">+</text:span><text:span text:style-name="T110"><text:s/>{yylval.</text:span><text:span text:style-name="T111">nb</text:span><text:span text:style-name="T112">=</text:span><text:span text:style-name="T113">atof</text:span><text:span text:style-name="T114">(yytext);<text:s/></text:span><text:span text:style-name="T115">return</text:span><text:span text:style-name="T116">(tNB);}</text:span><text:span text:style-name="T117"><text:s/>, on retourne le token tNB et la valeur yytext converti en float avec la fonction atof.<text:s/></text:span></text:p>
      <text:p text:style-name="P118">Nous n’avons pas rencontré de difficulté particulière pour la réalisation du parseur lexical.<text:s/></text:p>
      <text:p text:style-name="P119">Le fichier comporte seulement 24 lignes. Les espace les tabulation et les retour à la ligne ne retourne aucun token mais sont quand même reconnue pour pas que des erreurs soit retourné.</text:p>
      <text:p text:style-name="P120"/>
      <text:p text:style-name="P121"/>
      <text:p text:style-name="P122"/>
      <text:list text:style-name="LFO2" text:continue-numbering="true">
        <text:list-item>
          <text:p text:style-name="P123">YACC</text:p>
        </text:list-item>
      </text:list>
      <text:p text:style-name="P124">La reconnaissance syntaxique :</text:p>
      <text:p text:style-name="P125"/>
      <text:p text:style-name="P126">La seconde étape de conception consiste mettre en place la reconnaissance syntaxique dans un fichier YACC. Le fichier YACC va utiliser les tokens et les valeurs retournés par le parseur lexical et va s’assurer que la syntaxe<text:s/>utilisée est bien celle du langage C.<text:s/></text:p>
      <text:p text:style-name="P127"/>
      <text:p text:style-name="P128">Déclaration</text:p>
      <text:p text:style-name="P129">Dans la première partie du fichier on déclare les différents tokens et leur type si besoin.</text:p>
      <text:p text:style-name="P130">On déclare également le type des variables que l’on utilise pour la reconnaissance syntaxique.</text:p>
      <text:p text:style-name="P131"/>
      <text:p text:style-name="P132">Corps</text:p>
      <text:p text:style-name="P133">Dans la<text:s/>seconde partie du fichier c’est là où la syntaxe peut être reconnue.</text:p>
      <text:p text:style-name="P134"><text:span text:style-name="T135">On utilise les tokens pour définir la syntaxe des différentes parties qui compose un programme en C. Un programme doit être de la forme : «main () { », le corps du programme, «} » en yacc</text:span><text:span text:style-name="T136"><text:s/>on écris : <text:s/></text:span><text:span text:style-name="T137">Main :<text:s/></text:span><text:span text:style-name="T138">tMAIN</text:span><text:span text:style-name="T139"><text:s/></text:span><text:span text:style-name="T140">tPO</text:span><text:span text:style-name="T141"><text:s/></text:span><text:span text:style-name="T142">tPF</text:span><text:span text:style-name="T143"><text:s/></text:span><text:span text:style-name="T144">tAO</text:span><text:span text:style-name="T145"><text:s/></text:span><text:span text:style-name="T146">Body</text:span><text:span text:style-name="T147"><text:s/></text:span><text:span text:style-name="T148">tAF.</text:span></text:p>
      <text:p text:style-name="P149"><text:span text:style-name="T150">Ou Body sert de variable au même titre que Main, il faut le définir avec des tokens. On fait donc la même chose pour Body,<text:s/></text:span><text:span text:style-name="T151">Body : Definition Body</text:span><text:span text:style-name="T152"><text:s/></text:span></text:p>
      <text:p text:style-name="P153">Et ainsi de suite jusqu’à définir toute la syntaxe du programme.</text:p>
      <text:p text:style-name="P154"/>
      <text:p text:style-name="P155">Les conflits de réduction :</text:p>
      <text:p text:style-name="P156"><text:span text:style-name="T157">Une fois les expression arithmétique définit « +,-,* …», on se heurte à un problème de conflit des réductions. Par exemple si on fait l’opération 4+3*6, on veut d’abord réaliser la multiplication et qu’après<text:s/></text:span><text:span text:style-name="T158">l’addition. Pour cela il faut préciser dans le programme qu’elle opération doit être réaliser en premier. Pour cela dans la partie déclaration on va rajouter les<text:s/></text:span>le type de réduction %left %right et les déclarer du plus au moins prioritaire :</text:p>
      <text:p text:style-name="P159"><text:s/>%left tPLUS<text:s/>tMOINS<text:s/></text:p>
      <text:p text:style-name="P160">%left tFOIS tDIV</text:p>
      <text:p text:style-name="P161">%right tEQ</text:p>
      <text:p text:style-name="P162"/>
      <text:p text:style-name="P163"/>
      <text:p text:style-name="P164"/>
      <text:p text:style-name="P165">La mémoire (symboleTab.c)</text:p>
      <text:p text:style-name="P166">Pour la gestion de la mémoire nous utilisons une table de symbole. Celle-ci est déclaré dans<text:s/><text:soft-page-break/>le fichier symboleTab.c inclus dans le fichier YACC. Quand une variable est déclarée on l’ajoute à<text:s/>la table des symboles, si on veut l’affecter on utilise une fonction pour trouver son adresse dans la table qui n’est d’autre que son indice.</text:p>
      <text:p text:style-name="P167">La fin de la table sert au stockage des variable temporaire. Celle-ci sont utilisé lors de calcul arithmétique les résultats intermédiaires sont stocké dans le tableau comme des variables temporaire.<text:s/></text:p>
      <text:p text:style-name="P168">La table contient également une valeur permettant de savoir si une variable est constante pour empêcher le cas venu de la modifier en cas d’affectation.<text:s/></text:p>
      <text:p text:style-name="P169"/>
      <text:p text:style-name="P170">La profondeur</text:p>
      <text:p text:style-name="P171">On peut déclarer des variables locales qui n’existe qu’intrinsèquement au if au for ou au while. Il faut donc bien tenir en compte la profondeur des déclarations. Elles ne sont valables qu’au profondeur supérieur à la leur. La profondeur globale doit donc<text:s/>être une variable globale, elle est présente dans le fichier symboleTab.c.</text:p>
      <text:p text:style-name="P172"/>
      <text:p text:style-name="P173">Traduction en langage assembleur</text:p>
      <text:p text:style-name="P174">L’affectation, est traduit par l’instruction COP addr_id valeur.</text:p>
      <text:p text:style-name="P175"/>
      <text:p text:style-name="P176">Les différentes expressions sont traduites part :</text:p>
      <text:p text:style-name="P177">Un nombre est traité par l’instruction : <text:s/>AFC addr_temporaire valeur<text:s/></text:p>
      <text:p text:style-name="P178">L’addition : ADD addr_temporaire valeur_expression1 valeur_expression2</text:p>
      <text:p text:style-name="P179">La soustraction : SOU addr_temporaire valeur_expression1 valeur_expression2</text:p>
      <text:p text:style-name="P180">La division : DIV addr_temporaire<text:s/>valeur_expression1 valeur_expression2</text:p>
      <text:p text:style-name="P181">La multiplication : MUL addr_temporaire valeur_expression1 valeur_expression2</text:p>
      <text:p text:style-name="P182">L’égalité : EQU addr_temporaire valeur_expression1 valeur_expression2</text:p>
      <text:p text:style-name="P183">Inferieur : <text:s/>INF addr_temporaire valeur_expression1 valeur_expression2</text:p>
      <text:p text:style-name="P184">Superieur : SUP addr_temporaire valeur_expression1 valeur_expression2</text:p>
      <text:p text:style-name="P185"/>
      <text:p text:style-name="P186"/>
      <text:p text:style-name="P187">Fonction « print » quant à elle part PRI addr_id</text:p>
      <text:p text:style-name="P188"/>
      <text:p text:style-name="P189">Pour traduire un if ou if_else ont à rencontrer un problème. <text:s/></text:p>
      <text:p text:style-name="P190">La complexité repose sur le fait que l’on ne connait pas en avance la<text:s/>taille du corps du « if » ni celui du else. Au moment où le « if (condition) » est reconnue on écrit l’instruction JMF suivit de la valeur de la condition. Mais on ne connait pas encore la ligne à laquelle il faut sauter. C’est seulement arrivant à la fin<text:s/>du corps du « if » que l’on fait un patch sur l’instruction du jump à laquelle on rajoute le nombre de ligne +2. Pour l’instruction du else « JMP », on attend la fin du corps du else pour y coller le numéro de ligne d’instruction courante plus 1.</text:p>
      <text:p text:style-name="P191"/>
      <text:list text:style-name="LFO2" text:continue-numbering="true">
        <text:list-item>
          <text:p text:style-name="P192">Fonctionnalité</text:p>
        </text:list-item>
      </text:list>
      <text:p text:style-name="P193">Le compilateur permet la définition et l’affectation de variable de type Integer. Il reconnait aussi le mot clé « const » qui permet qu’une variable reste constante, l’affectation doit se faire à la déclaration.<text:s/></text:p>
      <text:p text:style-name="P194">Il permet de réaliser des calculs arithmétiques, d’évaluer l’égalité, supérieur et inférieure.</text:p>
      <text:p text:style-name="P195">Il reconnait et compile les structures if else.<text:s/></text:p>
      <text:p text:style-name="P196">Il compile la fonction print. <text:s text:c="2"/></text:p>
      <text:p text:style-name="P197"/>
      <text:p text:style-name="P198"/>
      <text:list text:style-name="LFO2" text:continue-numbering="true">
        <text:list-item>
          <text:p text:style-name="P199">Amélioration possible</text:p>
        </text:list-item>
      </text:list>
      <text:p text:style-name="P200">Le compilateur pourrait être amélioré en lui rajoutant des fonctionnalités.</text:p>
      <text:p text:style-name="P201">Pour<text:s/>l’améliorer il faudrait rajouter les autres types, string, float ect du langage C, les boucles tant que et les boucles for. On pourrait également gérer les déclarations de fonctions.</text:p>
      <text:soft-page-break/>
      <text:p text:style-name="P202">Pour coller au mieux au langage il faudrait également qu’une constante puisse être déclarer sans être instancié.</text:p>
      <text:p text:style-name="P203"/>
      <text:p text:style-name="P204"/>
      <text:p text:style-name="P205"/>
      <text:list text:style-name="LFO1" text:continue-numbering="true">
        <text:list-item>
          <text:p text:style-name="P206">Le microprocesseur</text:p>
        </text:list-item>
      </text:list>
      <text:p text:style-name="P207"/>
      <text:p text:style-name="P208">Dans un premier temps, nous avons dû concevoir et implémenter en VHDL un microprocesseur avec pipe-line. Permettant le traitement des instructions assembleur suivante : addition,<text:s/>soustraction, multiplication, division, copie et affectation. Dans un second temps on a cherché à synthétiser et optimiser ce microprocesseur du point de vue de la fréquence de fonctionnement.</text:p>
      <text:p text:style-name="P209"/>
      <text:list text:style-name="LFO3" text:continue-numbering="true">
        <text:list-item>
          <text:p text:style-name="P210">Conception<text:s/></text:p>
        </text:list-item>
      </text:list>
      <text:p text:style-name="P211">La conception du microprocesseur à était pensé bloc part bloc. Diffèrent module qui compose le processeur ont d’abord été codé, c’est à partir de ces briques que l’on a réalisé le processeur.<text:s/></text:p>
      <text:p text:style-name="P212">Le processeur est composé de 5 pipelines générer à partir du même module de pipeline, d’un alu, d’un banc de registre, d’un banc de mémoire d’instruction et un de donnée. Il contient également trois multiplexeurs et de trois convertisseurs logiques.</text:p>
      <text:p text:style-name="P213"/>
      <text:list text:style-name="LFO3" text:continue-numbering="true">
        <text:list-item>
          <text:p text:style-name="P214">Pipeline</text:p>
        </text:list-item>
      </text:list>
      <text:p text:style-name="P215">Les 5 pipelines, prenne en entrer une instruction d’assembleur et mettent en sortie cette même instruction en<text:s/>fonction des tics de l’horloge.<text:s/></text:p>
      <text:p text:style-name="P216"/>
      <text:list text:style-name="LFO3" text:continue-numbering="true">
        <text:list-item>
          <text:p text:style-name="P217">Unité arithmétique logique<text:s/></text:p>
        </text:list-item>
      </text:list>
      <text:p text:style-name="P218">Elle prend en entrer les deux opérateurs et opérande. Opérande est appeler contrôle alu c’est une traduction opération assembleur par l’unité de conversion logique. En sortie on retrouve le résultat de l’opération est les différents flags, zéro, débordement, négatif et la retenue. Au niveau du traitement si contrôle alu est a 001 on réalise une addition s’il est à 011 une soustraction et 010 une multiplication.<text:s/></text:p>
      <text:p text:style-name="P219"/>
      <text:list text:style-name="LFO3" text:continue-numbering="true">
        <text:list-item>
          <text:p text:style-name="P220">Mémoire d’instruction<text:s/></text:p>
        </text:list-item>
      </text:list>
      <text:p text:style-name="P221">Pour simplifier le processeur, les instructions sont directement stockées dans le code de la mémoire d’instruction. Le tableau contenant les instructions à une taille limite de 255 instructions. Celle-ci sont écrit directement sous forme hexadécimal chaque opération d’assembleur est codé sous forme hexadécimal. L’instruction correspondante à l’adresse donnée en entré est mise en sortie de manière synchrone avec l’horloge.</text:p>
      <text:p text:style-name="P222"/>
      <text:list text:style-name="LFO3" text:continue-numbering="true">
        <text:list-item>
          <text:p text:style-name="P223">Mémoire de donnée<text:s/></text:p>
        </text:list-item>
      </text:list>
      <text:p text:style-name="P224">La mémoire des données permet un accès en lecture ou en écriture.</text:p>
      <text:p text:style-name="P225">L’adresse<text:s/>de la zone mémoire concerner est fourni en entrée. Pour réaliser une lecture, RW doit être positionné à 1 et pour réaliser une écriture, RW doit être positionné à 0.</text:p>
      <text:p text:style-name="P226"><text:s/>Dans le cas d’une écriture, le contenu de l’entrée IN est copié dans la mémoire à l’adresse donné. Le reset, RST, permettra d’initialiser le contenu de la mémoire à 0x00. La lecture, l’écriture et le reset sont réalisé de manière synchrone avec l’horloge.</text:p>
      <text:p text:style-name="P227"/>
      <text:p text:style-name="P228"/>
      <text:list text:style-name="LFO3" text:continue-numbering="true">
        <text:list-item>
          <text:p text:style-name="P229">Banc de registre</text:p>
        </text:list-item>
      </text:list>
      <text:p text:style-name="P230">On réalise un banc de 196 registres de 8 bits. Les opérations d’écriture et de reset sont réalisées de manière synchrone avec l’horloge. Si le signal reset est à zéro le contenue est à 0x00. En entrée on prend deux adresses @A et @B elles servent à propager les valeurs correspondantes en sortie (QA et QB). Pour écrire dans<text:s/>un registre l’entrée W doit être à 1. Si c’est le cas l’entrée DATA est écris dans le registre d’adresse @W.<text:s/></text:p>
      <text:soft-page-break/>
      <text:list text:style-name="LFO3" text:continue-numbering="true">
        <text:list-item>
          <text:p text:style-name="P231">Le chemin de donnée</text:p>
        </text:list-item>
      </text:list>
      <text:p text:style-name="P232"/>
      <text:p text:style-name="P233">Le chemin de donnée est la partie que l’on a trouvé le plus difficile. La réalisation des modules nous a paru évidente avec l’aide des schéma fournis et des précision fournis dans le sujet. Mais de rassembler les différentes pièces pour la création du processeur demande plus de rigueur. On a voulu tout relier directement sans tester au fur et à mesure ce qui a rendu la tâche de<text:s/>recherche d’erreur plus complexe.</text:p>
      <text:p text:style-name="P234"/>
      <text:p text:style-name="P235">Finalement, on n’a pas rencontré plus de difficulté que ça sauf pour le LOAD. Le problème que l’on a rencontré est un retard de la donnée sortante au niveau de la mémoire de donnée. De ce fait en entrée du dernier<text:s/>pipeline on avait d’abord OP et A correcte mais pas la donnée dans B et ensuite, OP et A de l’instruction suivante se trouvant être un NOP comme on ne gère pas les aléas de donnée et le B contenant la bonne information. Pour faire fonctionner le LOAD on a<text:s/>donc pris la décision de<text:s/>donnée en entrée du banc de registre sur DATA la sortie du Mux4 sans passer par le pipeline pour rattraper le retard du B.<text:s/></text:p>
      <text:p text:style-name="P236"/>
      <text:p text:style-name="P237"><text:s/></text:p>
      <text:list text:style-name="LFO3" text:continue-numbering="true">
        <text:list-item>
          <text:p text:style-name="P238">Fonctionnement et fréquence de fonctionnement</text:p>
        </text:list-item>
      </text:list>
      <text:p text:style-name="P239"/>
      <text:p text:style-name="P240">Le processeur pour fonctionner nécessite de rentrer dans le<text:s/>tableau de la mémoire d’instruction, les instructions. Les opérations d’assembleur sont codées en hexadécimal comme suit : 0x01 pour l’addition 0x02 pour la soustraction 0x03 pour la multiplication 0x05 pour la copie et 0x06 pour l’affectation 0x07 pour le chargement et enfin 0x08 pour la sauvegarde. Pour l’instant seul c’est instruction d’assembleur sont permise.<text:s/></text:p>
      <text:p text:style-name="P241">Il faudrait pouvoir rajouter les jumps.<text:s/></text:p>
      <text:p text:style-name="P242"/>
      <text:p text:style-name="P243">Notre processeur ne géré pas les aléas de donnée donc il faut impérativement laisser des instruction<text:s/>« vide » entre chaque instruction.</text:p>
      <text:p text:style-name="P244"/>
      <text:p text:style-name="P245">La<text:s/>période<text:s/>minimal<text:s/>de fonctionnement est de<text:s/>8,394 nano seconde.</text:p>
      <text:p text:style-name="P246"/>
      <text:p text:style-name="P247"/>
      <text:list text:style-name="LFO1" text:continue-numbering="true">
        <text:list-item>
          <text:p text:style-name="P248">Conclusion</text:p>
        </text:list-item>
      </text:list>
      <text:p text:style-name="P249">Le projet nous a vraiment permis de voir la complexité et l’étendue du code se trouvant derrière un compilateur d’un langage informatique.<text:s/></text:p>
      <text:p text:style-name="P250">Notre<text:s/>compilateur bien que permettant que peu de chose, nous a permis de bien faire le lien avec le cours d’automates et langage. Il nous laisse entrevoir la complexité de retranscrire la syntaxe d’un langage de programmation mais encore d’une langue parlée. Les<text:s/>langages de programmation bien que très codifié reste complexe à reconnaitre bien que leur syntaxe soit très simplifié comparé à la langue française, le nombre de token à parser est également très limité en comparaison. On a pu également expérimenter avec<text:s/>le langage VHDL pour la réalisation du processeur. On à constater la aussi également la complexité des chemins de données à expérimenter.</text:p>
      <text:p text:style-name="P251"/>
      <text:p text:style-name="P252"/>
      <text:p text:style-name="P253"/>
      <text:p text:style-name="P254"><text:tab/><text:tab/></text:p>
      <text:p text:style-name="P255"/>
      <text:p text:style-name="P256"/>
      <text:p text:style-name="P257"><text:tab/></text:p>
      <text:p text:style-name="P258"/>
      <text:p text:style-name="P2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Mangal" svg:font-family="Mangal" style:font-family-generic="roman" style:font-pitch="variable" svg:panose-1="0 0 4 0 0 0 0 0 0 0"/>
    <style:font-face style:name="sans-serif" svg:font-family="sans-serif" style:font-family-generic="system"/>
    <style:font-face style:name="Consolas" svg:font-family="Consolas" style:font-family-generic="modern" style:font-pitch="fixed" svg:panose-1="2 11 6 9 2 2 4 3 2 4"/>
    <style:font-face style:name="Sanskrit Text" svg:font-family="Sanskrit Tex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pl-s" style:display-name="pl-s" style:family="text" style:parent-style-name="Policepardéfaut"/>
    <style:style style:name="pl-pds" style:display-name="pl-pds" style:family="text" style:parent-style-name="Policepardéfaut"/>
    <style:style style:name="pl-k" style:display-name="pl-k" style:family="text" style:parent-style-name="Policepardéfaut"/>
    <style:style style:name="pl-c1" style:display-name="pl-c1" style:family="text" style:parent-style-name="Policepardéfaut"/>
    <style:style style:name="pl-smi" style:display-name="pl-smi" style:family="text" style:parent-style-name="Policepardéfaut"/>
    <style:style style:name="pl-en" style:display-name="pl-en" style:family="text" style:parent-style-name="Policepardéfaut"/>
    <style:style style:name="Sansinterligne" style:display-name="Sans interligne" style:family="paragraph">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DEBERT Lucie</meta:initial-creator>
    <dc:creator>ALDEBERT Lucie</dc:creator>
    <meta:creation-date>2020-05-06T12:58:00Z</meta:creation-date>
    <dc:date>2020-05-23T14:45:00Z</dc:date>
    <meta:template xlink:href="Normal" xlink:type="simple"/>
    <meta:editing-cycles>4</meta:editing-cycles>
    <meta:editing-duration>PT58740S</meta:editing-duration>
    <meta:document-statistic meta:page-count="6" meta:paragraph-count="23" meta:word-count="1816" meta:character-count="11781" meta:row-count="83" meta:non-whitespace-character-count="9988"/>
  </office:meta>
</office:document-meta>
</file>